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Noto Sans CJK SC Regular" svg:font-family="'Noto Sans CJK SC Regular'" style:font-family-generic="system" style:font-pitch="variable"/>
    <style:font-face style:name="楷体" svg:font-family="楷体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1.27cm" fo:margin-right="0cm" fo:text-align="start" style:justify-single-word="false" fo:text-indent="0cm" style:auto-text-indent="false"/>
      <style:text-properties officeooo:paragraph-rsid="0011b69f"/>
    </style:style>
    <style:style style:name="P2" style:family="paragraph" style:parent-style-name="Text_20_body" style:list-style-name="">
      <style:paragraph-properties fo:margin-left="1.27cm" fo:margin-right="0cm" fo:text-indent="0cm" style:auto-text-indent="false"/>
      <style:text-properties officeooo:paragraph-rsid="0011b69f"/>
    </style:style>
    <style:style style:name="P3" style:family="paragraph" style:parent-style-name="Text_20_body" style:list-style-name="">
      <style:paragraph-properties fo:margin-left="1.27cm" fo:margin-right="0cm" fo:text-indent="0cm" style:auto-text-indent="false"/>
      <style:text-properties officeooo:rsid="0011b69f" officeooo:paragraph-rsid="0011b69f"/>
    </style:style>
    <style:style style:name="P4" style:family="paragraph" style:parent-style-name="Text_20_body" style:list-style-name="">
      <style:paragraph-properties fo:margin-left="1.27cm" fo:margin-right="0cm" fo:text-indent="0cm" style:auto-text-indent="false"/>
      <style:text-properties officeooo:rsid="0011b69f" officeooo:paragraph-rsid="0012727e"/>
    </style:style>
    <style:style style:name="P5" style:family="paragraph" style:parent-style-name="Text_20_body" style:list-style-name="">
      <style:paragraph-properties fo:margin-left="1.27cm" fo:margin-right="0cm" fo:text-indent="0cm" style:auto-text-indent="false"/>
      <style:text-properties officeooo:rsid="0011b69f" officeooo:paragraph-rsid="00152b70"/>
    </style:style>
    <style:style style:name="P6" style:family="paragraph" style:parent-style-name="Text_20_body" style:list-style-name="">
      <style:paragraph-properties fo:margin-left="1.27cm" fo:margin-right="0cm" fo:text-indent="0cm" style:auto-text-indent="false"/>
      <style:text-properties fo:font-weight="bold" officeooo:rsid="0011b69f" officeooo:paragraph-rsid="001437f5" style:font-weight-asian="bold" style:font-weight-complex="bold"/>
    </style:style>
    <style:style style:name="P7" style:family="paragraph" style:parent-style-name="Text_20_body" style:list-style-name="">
      <style:paragraph-properties fo:margin-left="1.27cm" fo:margin-right="0cm" fo:text-indent="0cm" style:auto-text-indent="false"/>
      <style:text-properties fo:font-weight="bold" officeooo:rsid="0011b69f" officeooo:paragraph-rsid="0011b69f" style:font-weight-asian="bold" style:font-weight-complex="bold"/>
    </style:style>
    <style:style style:name="P8" style:family="paragraph" style:parent-style-name="Text_20_body" style:list-style-name="">
      <style:paragraph-properties fo:margin-left="1.27cm" fo:margin-right="0cm" fo:text-indent="0cm" style:auto-text-indent="false"/>
      <style:text-properties fo:font-weight="bold" officeooo:rsid="0011b69f" officeooo:paragraph-rsid="00152b70" style:font-weight-asian="bold" style:font-weight-complex="bold"/>
    </style:style>
    <style:style style:name="P9" style:family="paragraph" style:parent-style-name="Text_20_body" style:list-style-name="">
      <style:paragraph-properties fo:margin-left="1.27cm" fo:margin-right="0cm" fo:text-indent="0cm" style:auto-text-indent="false"/>
      <style:text-properties officeooo:rsid="0016c949" officeooo:paragraph-rsid="001febdc"/>
    </style:style>
    <style:style style:name="P10" style:family="paragraph" style:parent-style-name="Text_20_body" style:list-style-name="">
      <style:paragraph-properties fo:margin-left="1.27cm" fo:margin-right="0cm" fo:text-indent="0cm" style:auto-text-indent="false"/>
      <style:text-properties officeooo:rsid="0016c949" officeooo:paragraph-rsid="0023d5d0"/>
    </style:style>
    <style:style style:name="P11" style:family="paragraph" style:parent-style-name="Text_20_body" style:list-style-name="">
      <style:paragraph-properties fo:margin-left="1.27cm" fo:margin-right="0cm" fo:text-indent="0cm" style:auto-text-indent="false"/>
      <style:text-properties officeooo:rsid="0021e655" officeooo:paragraph-rsid="0021e655"/>
    </style:style>
    <style:style style:name="P12" style:family="paragraph" style:parent-style-name="Text_20_body" style:list-style-name="WWNum1">
      <style:paragraph-properties fo:margin-left="1.27cm" fo:margin-right="0cm" fo:text-indent="0cm" style:auto-text-indent="false"/>
      <style:text-properties officeooo:rsid="0021e655" officeooo:paragraph-rsid="0021e655"/>
    </style:style>
    <style:style style:name="P13" style:family="paragraph" style:parent-style-name="Text_20_body" style:list-style-name="WWNum1">
      <style:text-properties officeooo:paragraph-rsid="0011b69f"/>
    </style:style>
    <style:style style:name="T1" style:family="text">
      <style:text-properties fo:font-variant="normal" fo:text-transform="none" fo:color="#000000" style:font-name="Cambria" fo:font-size="11pt" fo:letter-spacing="normal" fo:language="en" fo:country="US" fo:font-style="normal" style:font-name-asian="楷体" style:font-size-asian="11pt" style:language-asian="zh" style:country-asian="CN" style:font-style-asian="normal" style:font-name-complex="Cambria1" style:font-size-complex="11pt"/>
    </style:style>
    <style:style style:name="T2" style:family="text">
      <style:text-properties fo:font-variant="normal" fo:text-transform="none" fo:color="#000000" style:font-name="Cambria" fo:font-size="11pt" fo:letter-spacing="normal" fo:language="en" fo:country="US" fo:font-style="normal" fo:font-weight="bold" style:font-name-asian="楷体" style:font-size-asian="11pt" style:language-asian="zh" style:country-asian="CN" style:font-style-asian="normal" style:font-weight-asian="bold" style:font-name-complex="Cambria1" style:font-size-complex="11pt" style:font-weight-complex="bold"/>
    </style:style>
    <style:style style:name="T3" style:family="text">
      <style:text-properties fo:font-variant="normal" fo:text-transform="none" fo:color="#000000" style:font-name="Cambria" fo:font-size="11pt" fo:letter-spacing="normal" fo:language="en" fo:country="US" fo:font-style="normal" fo:font-weight="normal" style:font-name-asian="楷体" style:font-size-asian="11pt" style:language-asian="zh" style:country-asian="CN" style:font-style-asian="normal" style:font-weight-asian="normal" style:font-name-complex="Cambria1" style:font-size-complex="11pt" style:font-weight-complex="normal"/>
    </style:style>
    <style:style style:name="T4" style:family="text">
      <style:text-properties fo:font-variant="normal" fo:text-transform="none" fo:color="#000000" style:font-name="Cambria" fo:font-size="11pt" fo:letter-spacing="normal" fo:language="en" fo:country="US" fo:font-style="normal" fo:font-weight="normal" officeooo:rsid="0011b69f" style:font-name-asian="楷体" style:font-size-asian="11pt" style:language-asian="zh" style:country-asian="CN" style:font-style-asian="normal" style:font-weight-asian="normal" style:font-name-complex="Cambria1" style:font-size-complex="11pt" style:font-weight-complex="normal"/>
    </style:style>
    <style:style style:name="T5" style:family="text">
      <style:text-properties fo:font-variant="normal" fo:text-transform="none" fo:color="#000000" style:font-name="Cambria" fo:font-size="11pt" fo:letter-spacing="normal" fo:font-style="normal" style:font-name-asian="楷体" style:font-size-asian="11pt" style:font-style-asian="normal" style:font-name-complex="Cambria1" style:font-size-complex="11pt"/>
    </style:style>
    <style:style style:name="T6" style:family="text">
      <style:text-properties officeooo:rsid="0011b69f"/>
    </style:style>
    <style:style style:name="T7" style:family="text">
      <style:text-properties officeooo:rsid="0012727e"/>
    </style:style>
    <style:style style:name="T8" style:family="text">
      <style:text-properties officeooo:rsid="001437f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6c949"/>
    </style:style>
    <style:style style:name="T11" style:family="text">
      <style:text-properties officeooo:rsid="001a3807"/>
    </style:style>
    <style:style style:name="T12" style:family="text">
      <style:text-properties officeooo:rsid="001febdc"/>
    </style:style>
    <style:style style:name="T13" style:family="text">
      <style:text-properties officeooo:rsid="0021e655"/>
    </style:style>
    <style:style style:name="T14" style:family="text">
      <style:text-properties officeooo:rsid="0023d5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603303118446378115" text:style-name="WWNum1">
        <text:list-header>
          <text:p text:style-name="P13">总结一<text:span text:style-name="T12">：</text:span>只添加实体不相等，封闭世界假定，答案唯一假定三条规则无法保证<text:span text:style-name="T6">z3可以求解出</text:span>下面的例题<text:span text:style-name="T6">：</text:span></text:p>
        </text:list-header>
        <text:list-item>
          <text:p text:style-name="P13">Frank felt [vindicated/crushed] when his longtime rival Bill revealed that he was the winner of the competition. Who was the winner of the competition? </text:p>
        </text:list-item>
      </text:list>
      <text:p text:style-name="P1"><text:span text:style-name="T1">(</text:span><text:span text:style-name="T2">KB</text:span><text:span text:style-name="T3">:If person B, who is person A’s rival, is the winner of the competition, person B will feel vindicated and person A will feel crushed. </text:span><text:span text:style-name="T4">Frank and Bill is rival.</text:span><text:span text:style-name="T3">)</text:span><text:span text:style-name="T5"> </text:span></text:p>
      <text:p text:style-name="P2">Answers: Frank/Bill</text:p>
      <text:p text:style-name="P3"/>
      <text:p text:style-name="P7">1. KB翻译为一阶逻辑语言：</text:p>
      <text:p text:style-name="P3">对于任意x,y , rival(x, y) ^ winner(x) → feltVindicated(x) ^ feltCrushed(y);</text:p>
      <text:p text:style-name="P3">rival(Frank, Bill) ^ rival(Bill, Frank)</text:p>
      <text:p text:style-name="P7">2. 封闭世界假定：</text:p>
      <text:p text:style-name="P3">feltVindicated(x) ^ feltCrushed(y) → rival(x, y) ^ winner(x)</text:p>
      <text:p text:style-name="P7">3. 实体不相等：</text:p>
      <text:p text:style-name="P3">not (= Frank Bill)</text:p>
      <text:p text:style-name="P7">4. 答案唯一假定：</text:p>
      <text:p text:style-name="P3">(winner(Frank) ^ (not (winner (Bill)))) v (winner(Bill) ^ not (winner(Frank))))</text:p>
      <text:p text:style-name="P7">5. 证明蕴含:</text:p>
      <text:p text:style-name="P3">not (feltVindicated( Bill)→ (winner (Bill))</text:p>
      <text:p text:style-name="P7">对于这个蕴含的非，z3给出的解是sat。</text:p>
      <text:p text:style-name="P4">理由是：<text:span text:style-name="T7">z3可以让feltVindicated(Frank) 为true, feltVindicated(Bill)也为true, 因为feltVindicated(Frank)可以为true,所以beWinner(Frank)可以为true。</text:span></text:p>
      <text:p text:style-name="P4"><text:span text:style-name="T7">其次z3可以让feltCrushed(Bill)为true, feltCrushed(Frank)为false，这样就可以使得winner(Bill)为false.</text:span></text:p>
      <text:p text:style-name="P6">分析<text:span text:style-name="T8">：</text:span></text:p>
      <text:p text:style-name="P5">出现这种可满足性的原因是因为<text:span text:style-name="T8">feltVindicated这个谓词可以对两个实体都成立，而这个显然是不对的。其次winner(Bill)返回false是因为feltCrushed(Frank)返回false。</text:span></text:p>
      <text:p text:style-name="P8"><text:span text:style-name="T8">解决方法：</text:span></text:p>
      <text:p text:style-name="P5"><text:span text:style-name="T10">1. 我们可以对feltVindicated和feltCrushed做限定，限定这两个谓词只能对唯一一个实体返回true.——但是这一点刘老师觉得不合理。继而提出方法2。</text:span></text:p>
      <text:p text:style-name="P9">2. 我们可以将<text:span text:style-name="T11">feltVindicated和feltCrushed拆开，将一个问题的两个谓词当作两个事实来构造。即在问题选用felt vindicated这个词时， 我们使用的KB是： 对于任意x,y , rival(x, y) ^ </text:span><text:soft-page-break/><text:span text:style-name="T11">winner(x) → feltVindicated(x); 当问题选用felt crushed这个词时，我们选用的KB是 对于任意x,y , rival(x, y) ^ winner(x) → feltCrushed(y)——这个方法比较合理。</text:span></text:p>
      <text:p text:style-name="P9"/>
      <text:p text:style-name="P9">总结二<text:span text:style-name="T12">：</text:span>将以前的可求解的例子改为第二种方法也可以求解。</text:p>
      <text:p text:style-name="P9"/>
      <text:p text:style-name="P9">总结三<text:span text:style-name="T13">：将今天的实验经验与昨天总结的三条规则合在一起的结论。</text:span></text:p>
      <text:p text:style-name="P11">1） WSC每个问题都有两个可选的谓词，每次只根据其中一个谓词进行提问。为防止一个谓词的真值对另一个谓词的真值造成干扰，我们在解决与一个谓词相关的问题时只引入与该谓词相关的KB，另一个谓词相关的KB暂时不引入。例子如下：</text:p>
      <text:list xml:id="list171044003886201" text:continue-numbering="true" text:style-name="WWNum1">
        <text:list-header>
          <text:p text:style-name="P12">The delivery truck zoomed by the school bus because it was going so [fast/slow]. What was going so [fast/slow]? </text:p>
        </text:list-header>
      </text:list>
      <text:p text:style-name="P9">当谓词是<text:span text:style-name="T13">fast时，我们只引入KB：If there exists car A and car B, and car A goes fast, car A zooms by car B.</text:span></text:p>
      <text:p text:style-name="P10">当谓词是<text:span text:style-name="T14">slow时，我们只引入KB：If there exists car A and car B, and car A goes slow, car B zooms by car A.</text:span></text:p>
      <text:p text:style-name="P10"/>
      <text:p text:style-name="P11">2） 除了需要添加与WSC问题相关的背景知识外，还需引入以下规则：</text:p>
      <text:p text:style-name="P11">1. 限定实体不相等</text:p>
      <text:p text:style-name="P11">(assert (not (= bottle table)))</text:p>
      <text:p text:style-name="P11"/>
      <text:p text:style-name="P11">2. 对于溯因推理问题做封闭世界假定</text:p>
      <text:p text:style-name="P11">对于溯因推理问题，问题需要我们根据结果推倒出原因是什么？</text:p>
      <text:p text:style-name="P11">而我们引入的背景知识是“由原因A得出结果B”，在这基础上加入封闭世界假定，只有原因A能得出该结果B，也就是结果B能推出原因A。</text:p>
      <text:p text:style-name="P11"/>
      <text:p text:style-name="P11">3. 答案唯一假设</text:p>
      <text:p text:style-name="P11">对于问句中的问题，有且只有一个答案成立。即A答案成立则B答案不成立，B答案成立则A答案不成立。</text:p>
      <text:p text:style-name="P11">(assert (or (and (uneven bottle) (not (uneven table))) (and (uneven table) (not (uneven bottle)))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Noto Sans CJK SC Regular" svg:font-family="'Noto Sans CJK SC Regular'" style:font-family-generic="system" style:font-pitch="variable"/>
    <style:font-face style:name="楷体" svg:font-family="楷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6:11:00.388837888</meta:creation-date>
    <dc:date>2017-12-08T17:10:43.340605677</dc:date>
    <meta:editing-duration>PT49M23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2" meta:paragraph-count="38" meta:word-count="945" meta:character-count="2210" meta:non-whitespace-character-count="2011"/>
  </office:meta>
</office:document-meta>
</file>